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9.74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119.25pt"/>
    </style:style>
    <style:style style:name="co4" style:family="table-column">
      <style:table-column-properties fo:break-before="auto" style:column-width="144pt"/>
    </style:style>
    <style:style style:name="co5" style:family="table-column">
      <style:table-column-properties fo:break-before="auto" style:column-width="168.01pt"/>
    </style:style>
    <style:style style:name="co6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17.01pt"/>
    </style:style>
    <style:style style:name="co8" style:family="table-column">
      <style:table-column-properties fo:break-before="auto" style:column-width="111.74pt"/>
    </style:style>
    <style:style style:name="co9" style:family="table-column">
      <style:table-column-properties fo:break-before="auto" style:column-width="137.25pt"/>
    </style:style>
    <style:style style:name="co10" style:family="table-column">
      <style:table-column-properties fo:break-before="auto" style:column-width="134.25pt"/>
    </style:style>
    <style:style style:name="co11" style:family="table-column">
      <style:table-column-properties fo:break-before="auto" style:column-width="54.7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4.14pt" svg:height="255pt" svg:x="184.76pt" svg:y="190.49pt">
            <loext:p draw:notify-on-update-of-ranges="Sheet1.H1:Sheet1.H1 Sheet1.A2:Sheet1.A12 Sheet1.I1:Sheet1.I1 Sheet1.I2:Sheet1.I12 Sheet1.H1:Sheet1.H1 Sheet1.A2:Sheet1.A12 Sheet1.J1:Sheet1.J1 Sheet1.J2:Sheet1.J12 Sheet1.H1:Sheet1.H1 Sheet1.A2:Sheet1.A12 Sheet1.K1:Sheet1.K1 Sheet1.K2:Sheet1.K12 Sheet1.H1:Sheet1.H1 Sheet1.A2:Sheet1.A12 Sheet1.L1:Sheet1.L1 Sheet1.L2:Sheet1.L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Number of Processes</text:p>
          </table:table-cell>
          <table:table-cell table:style-name="ce2" office:value-type="string" calcext:value-type="string">
            <text:p>Runtime (256x256)</text:p>
          </table:table-cell>
          <table:table-cell table:style-name="ce2" office:value-type="string" calcext:value-type="string">
            <text:p>Runtime (512x512)</text:p>
          </table:table-cell>
          <table:table-cell table:style-name="ce2" office:value-type="string" calcext:value-type="string">
            <text:p>Runtime (768x768)</text:p>
          </table:table-cell>
          <table:table-cell table:style-name="ce2" office:value-type="string" calcext:value-type="string">
            <text:p>Runtime (1024x1024)</text:p>
          </table:table-cell>
          <table:table-cell table:style-name="ce3" office:value-type="string" calcext:value-type="string">
            <text:p>Runtime (1536x1536)</text:p>
          </table:table-cell>
          <table:table-cell table:style-name="ce1"/>
          <table:table-cell table:style-name="ce1" office:value-type="string" calcext:value-type="string">
            <text:p>256x256</text:p>
          </table:table-cell>
          <table:table-cell table:style-name="ce4" office:value-type="string" calcext:value-type="string">
            <text:p>512x512</text:p>
          </table:table-cell>
          <table:table-cell table:style-name="ce4" office:value-type="string" calcext:value-type="string">
            <text:p>768x768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1536x1536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.444987" calcext:value-type="float">
            <text:p>1.444987</text:p>
          </table:table-cell>
          <table:table-cell table:style-name="ce2" office:value-type="float" office:value="15.130571" calcext:value-type="float">
            <text:p>15.130571</text:p>
          </table:table-cell>
          <table:table-cell table:style-name="ce2" office:value-type="float" office:value="50.277724" calcext:value-type="float">
            <text:p>50.277724</text:p>
          </table:table-cell>
          <table:table-cell table:style-name="ce2" office:value-type="float" office:value="185.830761" calcext:value-type="float">
            <text:p>185.830761</text:p>
          </table:table-cell>
          <table:table-cell table:style-name="ce2" office:value-type="float" office:value="468.518157" calcext:value-type="float">
            <text:p>468.518157</text:p>
          </table:table-cell>
          <table:table-cell table:style-name="ce2"/>
          <table:table-cell table:style-name="ce2" table:formula="of:=[.$B$2]/[.B2]" office:value-type="string" office:string-value="1" calcext:value-type="string">
            <text:p>1</text:p>
          </table:table-cell>
          <table:table-cell table:style-name="ce2" table:formula="of:=[.$C$2]/[.C2]" office:value-type="float" office:value="1" calcext:value-type="float">
            <text:p>1</text:p>
          </table:table-cell>
          <table:table-cell table:style-name="ce2" table:formula="of:=[.$D$2]/[.D2]" office:value-type="float" office:value="1" calcext:value-type="float">
            <text:p>1</text:p>
          </table:table-cell>
          <table:table-cell table:style-name="ce2" table:formula="of:=[.$E$2]/[.E2]" office:value-type="float" office:value="1" calcext:value-type="float">
            <text:p>1</text:p>
          </table:table-cell>
          <table:table-cell table:style-name="ce2" table:formula="of:=[.$F$2]/[.F2]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table:formula="of:=[.A2]*2" office:value-type="float" office:value="2" calcext:value-type="float">
            <text:p>2</text:p>
          </table:table-cell>
          <table:table-cell table:style-name="ce2" office:value-type="float" office:value="0.632998" calcext:value-type="float">
            <text:p>0.632998</text:p>
          </table:table-cell>
          <table:table-cell table:style-name="ce2" office:value-type="float" office:value="7.710844" calcext:value-type="float">
            <text:p>7.710844</text:p>
          </table:table-cell>
          <table:table-cell table:style-name="ce2" office:value-type="float" office:value="25.38423" calcext:value-type="float">
            <text:p>25.38423</text:p>
          </table:table-cell>
          <table:table-cell table:style-name="ce2" office:value-type="float" office:value="81.430562" calcext:value-type="float">
            <text:p>81.430562</text:p>
          </table:table-cell>
          <table:table-cell table:style-name="ce2" office:value-type="float" office:value="259.121005" calcext:value-type="float">
            <text:p>259.121005</text:p>
          </table:table-cell>
          <table:table-cell table:style-name="ce2"/>
          <table:table-cell table:style-name="ce2" table:formula="of:=[.$B$2]/[.B3]" office:value-type="float" office:value="2.28276708615193" calcext:value-type="float">
            <text:p>2.2827670862</text:p>
          </table:table-cell>
          <table:table-cell table:style-name="ce2" table:formula="of:=[.$C$2]/[.C3]" office:value-type="float" office:value="1.96224576713003" calcext:value-type="float">
            <text:p>1.9622457671</text:p>
          </table:table-cell>
          <table:table-cell table:style-name="ce2" table:formula="of:=[.$D$2]/[.D3]" office:value-type="float" office:value="1.98066768225784" calcext:value-type="float">
            <text:p>1.9806676823</text:p>
          </table:table-cell>
          <table:table-cell table:style-name="ce2" table:formula="of:=[.$E$2]/[.E3]" office:value-type="float" office:value="2.28207636587354" calcext:value-type="float">
            <text:p>2.2820763659</text:p>
          </table:table-cell>
          <table:table-cell table:style-name="ce2" table:formula="of:=[.$F$2]/[.F3]" office:value-type="float" office:value="1.80810566476461" calcext:value-type="float">
            <text:p>1.8081056648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table:formula="of:=[.A3]*2" office:value-type="float" office:value="4" calcext:value-type="float">
            <text:p>4</text:p>
          </table:table-cell>
          <table:table-cell table:style-name="ce2" office:value-type="float" office:value="0.342429" calcext:value-type="float">
            <text:p>0.342429</text:p>
          </table:table-cell>
          <table:table-cell table:style-name="ce2" office:value-type="float" office:value="4.8824" calcext:value-type="float">
            <text:p>4.8824</text:p>
          </table:table-cell>
          <table:table-cell table:style-name="ce2" office:value-type="float" office:value="16.713011" calcext:value-type="float">
            <text:p>16.713011</text:p>
          </table:table-cell>
          <table:table-cell table:style-name="ce2" office:value-type="float" office:value="42.485187" calcext:value-type="float">
            <text:p>42.485187</text:p>
          </table:table-cell>
          <table:table-cell table:style-name="ce2" office:value-type="float" office:value="178.036148" calcext:value-type="float">
            <text:p>178.036148</text:p>
          </table:table-cell>
          <table:table-cell table:style-name="ce2"/>
          <table:table-cell table:style-name="ce2" table:formula="of:=[.$B$2]/[.B4]" office:value-type="float" office:value="4.2198149105362" calcext:value-type="float">
            <text:p>4.2198149105</text:p>
          </table:table-cell>
          <table:table-cell table:style-name="ce2" table:formula="of:=[.$C$2]/[.C4]" office:value-type="float" office:value="3.09900274455186" calcext:value-type="float">
            <text:p>3.0990027446</text:p>
          </table:table-cell>
          <table:table-cell table:style-name="ce2" table:formula="of:=[.$D$2]/[.D4]" office:value-type="float" office:value="3.00829838501273" calcext:value-type="float">
            <text:p>3.008298385</text:p>
          </table:table-cell>
          <table:table-cell table:style-name="ce2" table:formula="of:=[.$E$2]/[.E4]" office:value-type="float" office:value="4.37401301776075" calcext:value-type="float">
            <text:p>4.3740130178</text:p>
          </table:table-cell>
          <table:table-cell table:style-name="ce2" table:formula="of:=[.$F$2]/[.F4]" office:value-type="float" office:value="2.63159005776737" calcext:value-type="float">
            <text:p>2.6315900578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table:formula="of:=[.A4]*2" office:value-type="float" office:value="8" calcext:value-type="float">
            <text:p>8</text:p>
          </table:table-cell>
          <table:table-cell table:style-name="ce2" office:value-type="float" office:value="0.193364" calcext:value-type="float">
            <text:p>0.193364</text:p>
          </table:table-cell>
          <table:table-cell table:style-name="ce2" office:value-type="float" office:value="2.677001" calcext:value-type="float">
            <text:p>2.677001</text:p>
          </table:table-cell>
          <table:table-cell table:style-name="ce2" office:value-type="float" office:value="9.284866" calcext:value-type="float">
            <text:p>9.284866</text:p>
          </table:table-cell>
          <table:table-cell table:style-name="ce2" office:value-type="float" office:value="28.968714" calcext:value-type="float">
            <text:p>28.968714</text:p>
          </table:table-cell>
          <table:table-cell table:style-name="ce2" office:value-type="float" office:value="96.20597" calcext:value-type="float">
            <text:p>96.20597</text:p>
          </table:table-cell>
          <table:table-cell table:style-name="ce2"/>
          <table:table-cell table:style-name="ce2" table:formula="of:=[.$B$2]/[.B5]" office:value-type="float" office:value="7.47288533542955" calcext:value-type="float">
            <text:p>7.4728853354</text:p>
          </table:table-cell>
          <table:table-cell table:style-name="ce2" table:formula="of:=[.$C$2]/[.C5]" office:value-type="float" office:value="5.65206027192369" calcext:value-type="float">
            <text:p>5.6520602719</text:p>
          </table:table-cell>
          <table:table-cell table:style-name="ce2" table:formula="of:=[.$D$2]/[.D5]" office:value-type="float" office:value="5.41501880587184" calcext:value-type="float">
            <text:p>5.4150188059</text:p>
          </table:table-cell>
          <table:table-cell table:style-name="ce2" table:formula="of:=[.$E$2]/[.E5]" office:value-type="float" office:value="6.41487782301969" calcext:value-type="float">
            <text:p>6.414877823</text:p>
          </table:table-cell>
          <table:table-cell table:style-name="ce2" table:formula="of:=[.$F$2]/[.F5]" office:value-type="float" office:value="4.86994889194506" calcext:value-type="float">
            <text:p>4.8699488919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375445" calcext:value-type="float">
            <text:p>0.375445</text:p>
          </table:table-cell>
          <table:table-cell table:style-name="ce2" office:value-type="float" office:value="1.854721" calcext:value-type="float">
            <text:p>1.854721</text:p>
          </table:table-cell>
          <table:table-cell table:style-name="ce2" office:value-type="float" office:value="8.094351" calcext:value-type="float">
            <text:p>8.094351</text:p>
          </table:table-cell>
          <table:table-cell table:style-name="ce2" office:value-type="float" office:value="20.42556" calcext:value-type="float">
            <text:p>20.42556</text:p>
          </table:table-cell>
          <table:table-cell table:style-name="ce2" office:value-type="float" office:value="74.559116" calcext:value-type="float">
            <text:p>74.559116</text:p>
          </table:table-cell>
          <table:table-cell table:style-name="ce2"/>
          <table:table-cell table:style-name="ce2" table:formula="of:=[.$B$2]/[.B6]" office:value-type="float" office:value="3.8487315052804" calcext:value-type="float">
            <text:p>3.8487315053</text:p>
          </table:table-cell>
          <table:table-cell table:style-name="ce2" table:formula="of:=[.$C$2]/[.C6]" office:value-type="float" office:value="8.1578690272014" calcext:value-type="float">
            <text:p>8.1578690272</text:p>
          </table:table-cell>
          <table:table-cell table:style-name="ce2" table:formula="of:=[.$D$2]/[.D6]" office:value-type="float" office:value="6.21145833680798" calcext:value-type="float">
            <text:p>6.2114583368</text:p>
          </table:table-cell>
          <table:table-cell table:style-name="ce2" table:formula="of:=[.$E$2]/[.E6]" office:value-type="float" office:value="9.09795183094123" calcext:value-type="float">
            <text:p>9.0979518309</text:p>
          </table:table-cell>
          <table:table-cell table:style-name="ce2" table:formula="of:=[.$F$2]/[.F6]" office:value-type="float" office:value="6.28384806761926" calcext:value-type="float">
            <text:p>6.2838480676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86115" calcext:value-type="float">
            <text:p>0.086115</text:p>
          </table:table-cell>
          <table:table-cell table:style-name="ce2" office:value-type="float" office:value="1.082475" calcext:value-type="float">
            <text:p>1.082475</text:p>
          </table:table-cell>
          <table:table-cell table:style-name="ce2" office:value-type="float" office:value="4.414367" calcext:value-type="float">
            <text:p>4.414367</text:p>
          </table:table-cell>
          <table:table-cell table:style-name="ce2" office:value-type="float" office:value="19.30424" calcext:value-type="float">
            <text:p>19.30424</text:p>
          </table:table-cell>
          <table:table-cell table:style-name="ce2" office:value-type="float" office:value="77.97759" calcext:value-type="float">
            <text:p>77.97759</text:p>
          </table:table-cell>
          <table:table-cell table:style-name="ce2"/>
          <table:table-cell table:style-name="ce2" table:formula="of:=[.$B$2]/[.B7]" office:value-type="float" office:value="16.7797363990013" calcext:value-type="float">
            <text:p>16.779736399</text:p>
          </table:table-cell>
          <table:table-cell table:style-name="ce2" table:formula="of:=[.$C$2]/[.C7]" office:value-type="float" office:value="13.977755606365" calcext:value-type="float">
            <text:p>13.9777556064</text:p>
          </table:table-cell>
          <table:table-cell table:style-name="ce2" table:formula="of:=[.$D$2]/[.D7]" office:value-type="float" office:value="11.3895659332357" calcext:value-type="float">
            <text:p>11.3895659332</text:p>
          </table:table-cell>
          <table:table-cell table:style-name="ce2" table:formula="of:=[.$E$2]/[.E7]" office:value-type="float" office:value="9.62642201920407" calcext:value-type="float">
            <text:p>9.6264220192</text:p>
          </table:table-cell>
          <table:table-cell table:style-name="ce2" table:formula="of:=[.$F$2]/[.F7]" office:value-type="float" office:value="6.00836928917654" calcext:value-type="float">
            <text:p>6.0083692892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384752" calcext:value-type="float">
            <text:p>0.384752</text:p>
          </table:table-cell>
          <table:table-cell table:style-name="ce2" office:value-type="float" office:value="4.039005" calcext:value-type="float">
            <text:p>4.039005</text:p>
          </table:table-cell>
          <table:table-cell table:style-name="ce2" office:value-type="float" office:value="2.970752" calcext:value-type="float">
            <text:p>2.970752</text:p>
          </table:table-cell>
          <table:table-cell table:style-name="ce2" office:value-type="float" office:value="16.521671" calcext:value-type="float">
            <text:p>16.521671</text:p>
          </table:table-cell>
          <table:table-cell table:style-name="ce2" office:value-type="float" office:value="108.632612" calcext:value-type="float">
            <text:p>108.632612</text:p>
          </table:table-cell>
          <table:table-cell table:style-name="ce2"/>
          <table:table-cell table:style-name="ce2" table:formula="of:=[.$B$2]/[.B8]" office:value-type="float" office:value="3.75563219944276" calcext:value-type="float">
            <text:p>3.7556321994</text:p>
          </table:table-cell>
          <table:table-cell table:style-name="ce2" table:formula="of:=[.$C$2]/[.C8]" office:value-type="float" office:value="3.74611346111233" calcext:value-type="float">
            <text:p>3.7461134611</text:p>
          </table:table-cell>
          <table:table-cell table:style-name="ce2" table:formula="of:=[.$D$2]/[.D8]" office:value-type="float" office:value="16.9242414041966" calcext:value-type="float">
            <text:p>16.9242414042</text:p>
          </table:table-cell>
          <table:table-cell table:style-name="ce2" table:formula="of:=[.$E$2]/[.E8]" office:value-type="float" office:value="11.2476977056376" calcext:value-type="float">
            <text:p>11.2476977056</text:p>
          </table:table-cell>
          <table:table-cell table:style-name="ce2" table:formula="of:=[.$F$2]/[.F8]" office:value-type="float" office:value="4.31286837694743" calcext:value-type="float">
            <text:p>4.3128683769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292405" calcext:value-type="float">
            <text:p>0.292405</text:p>
          </table:table-cell>
          <table:table-cell table:style-name="ce2" office:value-type="float" office:value="3.486918" calcext:value-type="float">
            <text:p>3.486918</text:p>
          </table:table-cell>
          <table:table-cell table:style-name="ce2" office:value-type="float" office:value="7.748912" calcext:value-type="float">
            <text:p>7.748912</text:p>
          </table:table-cell>
          <table:table-cell table:style-name="ce2" office:value-type="float" office:value="14.469394" calcext:value-type="float">
            <text:p>14.469394</text:p>
          </table:table-cell>
          <table:table-cell table:style-name="ce2" office:value-type="float" office:value="44.185579" calcext:value-type="float">
            <text:p>44.185579</text:p>
          </table:table-cell>
          <table:table-cell table:style-name="ce2"/>
          <table:table-cell table:style-name="ce2" table:formula="of:=[.$B$2]/[.B9]" office:value-type="float" office:value="4.94173150253929" calcext:value-type="float">
            <text:p>4.9417315025</text:p>
          </table:table-cell>
          <table:table-cell table:style-name="ce2" table:formula="of:=[.$C$2]/[.C9]" office:value-type="float" office:value="4.33923912176885" calcext:value-type="float">
            <text:p>4.3392391218</text:p>
          </table:table-cell>
          <table:table-cell table:style-name="ce2" table:formula="of:=[.$D$2]/[.D9]" office:value-type="float" office:value="6.488359139967" calcext:value-type="float">
            <text:p>6.48835914</text:p>
          </table:table-cell>
          <table:table-cell table:style-name="ce2" table:formula="of:=[.$E$2]/[.E9]" office:value-type="float" office:value="12.843023073392" calcext:value-type="float">
            <text:p>12.8430230734</text:p>
          </table:table-cell>
          <table:table-cell table:style-name="ce2" table:formula="of:=[.$F$2]/[.F9]" office:value-type="float" office:value="10.6034178481626" calcext:value-type="float">
            <text:p>10.6034178482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.366483" calcext:value-type="float">
            <text:p>2.366483</text:p>
          </table:table-cell>
          <table:table-cell table:style-name="ce2" office:value-type="float" office:value="7.573947" calcext:value-type="float">
            <text:p>7.573947</text:p>
          </table:table-cell>
          <table:table-cell table:style-name="ce2" office:value-type="float" office:value="20.033486" calcext:value-type="float">
            <text:p>20.033486</text:p>
          </table:table-cell>
          <table:table-cell table:style-name="ce2" office:value-type="float" office:value="69.246096" calcext:value-type="float">
            <text:p>69.246096</text:p>
          </table:table-cell>
          <table:table-cell table:style-name="ce2" office:value-type="float" office:value="47.550633" calcext:value-type="float">
            <text:p>47.550633</text:p>
          </table:table-cell>
          <table:table-cell table:style-name="ce2"/>
          <table:table-cell table:style-name="ce2" table:formula="of:=[.$B$2]/[.B10]" office:value-type="float" office:value="0.610605273733215" calcext:value-type="float">
            <text:p>0.6106052737</text:p>
          </table:table-cell>
          <table:table-cell table:style-name="ce2" table:formula="of:=[.$C$2]/[.C10]" office:value-type="float" office:value="1.9977128173725" calcext:value-type="float">
            <text:p>1.9977128174</text:p>
          </table:table-cell>
          <table:table-cell table:style-name="ce2" table:formula="of:=[.$D$2]/[.D10]" office:value-type="float" office:value="2.50968423568419" calcext:value-type="float">
            <text:p>2.5096842357</text:p>
          </table:table-cell>
          <table:table-cell table:style-name="ce2" table:formula="of:=[.$E$2]/[.E10]" office:value-type="float" office:value="2.68362798387941" calcext:value-type="float">
            <text:p>2.6836279839</text:p>
          </table:table-cell>
          <table:table-cell table:style-name="ce2" table:formula="of:=[.$F$2]/[.F10]" office:value-type="float" office:value="9.85303722455177" calcext:value-type="float">
            <text:p>9.8530372246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.674109" calcext:value-type="float">
            <text:p>7.674109</text:p>
          </table:table-cell>
          <table:table-cell table:style-name="ce2" office:value-type="float" office:value="8.556138" calcext:value-type="float">
            <text:p>8.556138</text:p>
          </table:table-cell>
          <table:table-cell table:style-name="ce2" office:value-type="float" office:value="6.994191" calcext:value-type="float">
            <text:p>6.994191</text:p>
          </table:table-cell>
          <table:table-cell table:style-name="ce2" office:value-type="float" office:value="73.18017" calcext:value-type="float">
            <text:p>73.18017</text:p>
          </table:table-cell>
          <table:table-cell table:style-name="ce2" office:value-type="float" office:value="37.729784" calcext:value-type="float">
            <text:p>37.729784</text:p>
          </table:table-cell>
          <table:table-cell table:style-name="ce2"/>
          <table:table-cell table:style-name="ce2" table:formula="of:=[.$B$2]/[.B11]" office:value-type="float" office:value="0.188293781076083" calcext:value-type="float">
            <text:p>0.1882937811</text:p>
          </table:table-cell>
          <table:table-cell table:style-name="ce2" table:formula="of:=[.$C$2]/[.C11]" office:value-type="float" office:value="1.76838791052692" calcext:value-type="float">
            <text:p>1.7683879105</text:p>
          </table:table-cell>
          <table:table-cell table:style-name="ce2" table:formula="of:=[.$D$2]/[.D11]" office:value-type="float" office:value="7.18849742593532" calcext:value-type="float">
            <text:p>7.1884974259</text:p>
          </table:table-cell>
          <table:table-cell table:style-name="ce2" table:formula="of:=[.$E$2]/[.E11]" office:value-type="float" office:value="2.53935951501616" calcext:value-type="float">
            <text:p>2.539359515</text:p>
          </table:table-cell>
          <table:table-cell table:style-name="ce2" table:formula="of:=[.$F$2]/[.F11]" office:value-type="float" office:value="12.4177269872523" calcext:value-type="float">
            <text:p>12.4177269873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973865" calcext:value-type="float">
            <text:p>1.973865</text:p>
          </table:table-cell>
          <table:table-cell table:style-name="ce2" office:value-type="float" office:value="4.029026" calcext:value-type="float">
            <text:p>4.029026</text:p>
          </table:table-cell>
          <table:table-cell table:style-name="ce2" office:value-type="float" office:value="6.64766" calcext:value-type="float">
            <text:p>6.64766</text:p>
          </table:table-cell>
          <table:table-cell table:style-name="ce2" office:value-type="float" office:value="12.533168" calcext:value-type="float">
            <text:p>12.533168</text:p>
          </table:table-cell>
          <table:table-cell table:style-name="ce2" office:value-type="float" office:value="31.299525" calcext:value-type="float">
            <text:p>31.299525</text:p>
          </table:table-cell>
          <table:table-cell table:style-name="ce2"/>
          <table:table-cell table:style-name="ce2" table:formula="of:=[.$B$2]/[.B12]" office:value-type="float" office:value="0.732059689999063" calcext:value-type="float">
            <text:p>0.73205969</text:p>
          </table:table-cell>
          <table:table-cell table:style-name="ce2" table:formula="of:=[.$C$2]/[.C12]" office:value-type="float" office:value="3.75539174976781" calcext:value-type="float">
            <text:p>3.7553917498</text:p>
          </table:table-cell>
          <table:table-cell table:style-name="ce2" table:formula="of:=[.$D$2]/[.D12]" office:value-type="float" office:value="7.56322134405189" calcext:value-type="float">
            <text:p>7.5632213441</text:p>
          </table:table-cell>
          <table:table-cell table:style-name="ce2" table:formula="of:=[.$E$2]/[.E12]" office:value-type="float" office:value="14.8271180119823" calcext:value-type="float">
            <text:p>14.827118012</text:p>
          </table:table-cell>
          <table:table-cell table:style-name="ce2" table:formula="of:=[.$F$2]/[.F12]" office:value-type="float" office:value="14.9688583772437" calcext:value-type="float">
            <text:p>14.9688583772</text:p>
          </table:table-cell>
          <table:table-cell table:style-name="ce2" table:number-columns-repeated="15"/>
          <table:table-cell table:number-columns-repeated="997"/>
        </table:table-row>
        <table:table-row table:style-name="ro1" table:number-rows-repeated="2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9"/>
          <table:table-cell table:number-columns-repeated="997"/>
        </table:table-row>
        <table:table-row table:style-name="ro1" table:number-rows-repeated="985">
          <table:table-cell table:style-name="ce2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1:38:10.270554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3-30T00:15:48.070815634</dc:date>
    <meta:editing-duration>PT22H17M16S</meta:editing-duration>
    <meta:editing-cycles>2</meta:editing-cycles>
    <meta:document-statistic meta:table-count="2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interval-major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2cm" svg:height="8.997cm" xlink:href=".." xlink:type="simple" chart:class="chart:scatter" chart:style-name="ch1">
        <chart:title svg:x="2.557cm" svg:y="0.315cm" chart:style-name="ch2">
          <text:p>Open MPI Parallell Jacobi Speedup For MxM Matrices</text:p>
        </chart:title>
        <chart:legend chart:legend-position="end" svg:x="13.011cm" svg:y="3.452cm" style:legend-expansion="high" chart:style-name="ch3"/>
        <chart:plot-area chart:style-name="ch4" table:cell-range-address="Sheet1.H1:Sheet1.L1 Sheet1.A2:Sheet1.A12 Sheet1.I2:Sheet1.L12" chart:data-source-has-labels="row" svg:x="1.331cm" svg:y="1.273cm" svg:width="11.36cm" svg:height="6.564cm">
          <chartooo:coordinate-region svg:x="1.767cm" svg:y="1.472cm" svg:width="10.552cm" svg:height="5.718cm"/>
          <chart:axis chart:dimension="x" chart:name="primary-x" chart:style-name="ch5">
            <chart:title svg:x="5.406cm" svg:y="8.016cm" chart:style-name="ch6">
              <text:p>Number of Processes</text:p>
            </chart:title>
          </chart:axis>
          <chart:axis chart:dimension="y" chart:name="primary-y" chart:style-name="ch7">
            <chart:title svg:x="0.451cm" svg:y="5.274cm" chart:style-name="ch8">
              <text:p>Speedup</text:p>
            </chart:title>
            <chart:grid chart:style-name="ch9" chart:class="major"/>
          </chart:axis>
          <chart:series chart:style-name="ch10" chart:values-cell-range-address="Sheet1.I2:Sheet1.I12" chart:label-cell-address="Sheet1.I1:Sheet1.I1" chart:class="chart:scatter">
            <chart:domain table:cell-range-address="Sheet1.A2:Sheet1.A12"/>
            <chart:data-point chart:repeated="11"/>
          </chart:series>
          <chart:series chart:style-name="ch11" chart:values-cell-range-address="Sheet1.J2:Sheet1.J12" chart:label-cell-address="Sheet1.J1:Sheet1.J1" chart:class="chart:scatter">
            <chart:data-point chart:repeated="11"/>
          </chart:series>
          <chart:series chart:style-name="ch12" chart:values-cell-range-address="Sheet1.K2:Sheet1.K12" chart:label-cell-address="Sheet1.K1:Sheet1.K1" chart:class="chart:scatter">
            <chart:data-point chart:repeated="11"/>
          </chart:series>
          <chart:series chart:style-name="ch13" chart:values-cell-range-address="Sheet1.L2:Sheet1.L12" chart:label-cell-address="Sheet1.L1:Sheet1.L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12x512</text:p>
                <draw:g>
                  <svg:desc>Sheet1.I1:Sheet1.I1</svg:desc>
                </draw:g>
              </table:table-cell>
              <table:table-cell office:value-type="string">
                <text:p>768x768</text:p>
                <draw:g>
                  <svg:desc>Sheet1.J1:Sheet1.J1</svg:desc>
                </draw:g>
              </table:table-cell>
              <table:table-cell office:value-type="string">
                <text:p>1024x1024</text:p>
                <draw:g>
                  <svg:desc>Sheet1.K1:Sheet1.K1</svg:desc>
                </draw:g>
              </table:table-cell>
              <table:table-cell office:value-type="string">
                <text:p>1536x1536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I2:Sheet1.I12</svg:desc>
                </draw:g>
              </table:table-cell>
              <table:table-cell office:value-type="float" office:value="1">
                <text:p>1</text:p>
                <draw:g>
                  <svg:desc>Sheet1.J2:Sheet1.J12</svg:desc>
                </draw:g>
              </table:table-cell>
              <table:table-cell office:value-type="float" office:value="1">
                <text:p>1</text:p>
                <draw:g>
                  <svg:desc>Sheet1.K2:Sheet1.K12</svg:desc>
                </draw:g>
              </table:table-cell>
              <table:table-cell office:value-type="float" office:value="1">
                <text:p>1</text:p>
                <draw:g>
                  <svg:desc>Sheet1.L2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224576713003">
                <text:p>1.96224576713003</text:p>
              </table:table-cell>
              <table:table-cell office:value-type="float" office:value="1.98066768225784">
                <text:p>1.98066768225784</text:p>
              </table:table-cell>
              <table:table-cell office:value-type="float" office:value="2.28207636587354">
                <text:p>2.28207636587354</text:p>
              </table:table-cell>
              <table:table-cell office:value-type="float" office:value="1.80810566476461">
                <text:p>1.8081056647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9900274455186">
                <text:p>3.09900274455186</text:p>
              </table:table-cell>
              <table:table-cell office:value-type="float" office:value="3.00829838501273">
                <text:p>3.00829838501273</text:p>
              </table:table-cell>
              <table:table-cell office:value-type="float" office:value="4.37401301776075">
                <text:p>4.37401301776075</text:p>
              </table:table-cell>
              <table:table-cell office:value-type="float" office:value="2.63159005776737">
                <text:p>2.63159005776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65206027192369">
                <text:p>5.65206027192369</text:p>
              </table:table-cell>
              <table:table-cell office:value-type="float" office:value="5.41501880587184">
                <text:p>5.41501880587184</text:p>
              </table:table-cell>
              <table:table-cell office:value-type="float" office:value="6.41487782301969">
                <text:p>6.41487782301969</text:p>
              </table:table-cell>
              <table:table-cell office:value-type="float" office:value="4.86994889194506">
                <text:p>4.86994889194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.1578690272014">
                <text:p>8.1578690272014</text:p>
              </table:table-cell>
              <table:table-cell office:value-type="float" office:value="6.21145833680798">
                <text:p>6.21145833680798</text:p>
              </table:table-cell>
              <table:table-cell office:value-type="float" office:value="9.09795183094123">
                <text:p>9.09795183094123</text:p>
              </table:table-cell>
              <table:table-cell office:value-type="float" office:value="6.28384806761926">
                <text:p>6.28384806761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3.977755606365">
                <text:p>13.977755606365</text:p>
              </table:table-cell>
              <table:table-cell office:value-type="float" office:value="11.3895659332357">
                <text:p>11.3895659332357</text:p>
              </table:table-cell>
              <table:table-cell office:value-type="float" office:value="9.62642201920407">
                <text:p>9.62642201920407</text:p>
              </table:table-cell>
              <table:table-cell office:value-type="float" office:value="6.00836928917654">
                <text:p>6.00836928917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.74611346111233">
                <text:p>3.74611346111233</text:p>
              </table:table-cell>
              <table:table-cell office:value-type="float" office:value="16.9242414041966">
                <text:p>16.9242414041966</text:p>
              </table:table-cell>
              <table:table-cell office:value-type="float" office:value="11.2476977056376">
                <text:p>11.2476977056376</text:p>
              </table:table-cell>
              <table:table-cell office:value-type="float" office:value="4.31286837694743">
                <text:p>4.3128683769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.33923912176885">
                <text:p>4.33923912176885</text:p>
              </table:table-cell>
              <table:table-cell office:value-type="float" office:value="6.488359139967">
                <text:p>6.488359139967</text:p>
              </table:table-cell>
              <table:table-cell office:value-type="float" office:value="12.843023073392">
                <text:p>12.843023073392</text:p>
              </table:table-cell>
              <table:table-cell office:value-type="float" office:value="10.6034178481626">
                <text:p>10.6034178481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9977128173725">
                <text:p>1.9977128173725</text:p>
              </table:table-cell>
              <table:table-cell office:value-type="float" office:value="2.50968423568419">
                <text:p>2.50968423568419</text:p>
              </table:table-cell>
              <table:table-cell office:value-type="float" office:value="2.68362798387941">
                <text:p>2.68362798387941</text:p>
              </table:table-cell>
              <table:table-cell office:value-type="float" office:value="9.85303722455177">
                <text:p>9.85303722455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1.76838791052692">
                <text:p>1.76838791052692</text:p>
              </table:table-cell>
              <table:table-cell office:value-type="float" office:value="7.18849742593532">
                <text:p>7.18849742593532</text:p>
              </table:table-cell>
              <table:table-cell office:value-type="float" office:value="2.53935951501616">
                <text:p>2.53935951501616</text:p>
              </table:table-cell>
              <table:table-cell office:value-type="float" office:value="12.4177269872523">
                <text:p>12.4177269872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3.75539174976781">
                <text:p>3.75539174976781</text:p>
              </table:table-cell>
              <table:table-cell office:value-type="float" office:value="7.56322134405189">
                <text:p>7.56322134405189</text:p>
              </table:table-cell>
              <table:table-cell office:value-type="float" office:value="14.8271180119823">
                <text:p>14.8271180119823</text:p>
              </table:table-cell>
              <table:table-cell office:value-type="float" office:value="14.9688583772437">
                <text:p>14.9688583772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